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fo:orphans="2" fo:widows="2"/>
    </style:style>
    <style:style style:name="P2" style:family="paragraph" style:parent-style-name="Heading_20_1" style:master-page-name="Standard">
      <style:paragraph-properties fo:margin-top="0.3335in" fo:margin-bottom="0in" loext:contextual-spacing="false" fo:line-height="100%"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olink-Based Smart Home Camera System Upgrade Plan</text:p>
      <text:p text:style-name="Heading_20_2">1. System Overview</text:p>
      <text:p text:style-name="Standard"><text:line-break/>This document outlines the equipment and setup plan for a full home camera system upgrade using Reolink cameras, PoE networking, and integrations with Home Assistant Yellow and Synology NAS. The system is designed for full perimeter surveillance, license plate recognition, human/vehicle detection, and integration with smart notifications (e.g., Google speakers announcing known visitors).<text:line-break/></text:p>
      <text:p text:style-name="Heading_20_2">2. Equipment List</text:p>
      <text:p text:style-name="Standard"><text:line-break/>1. Cameras:<text:line-break/> <text:s text:c="2"/>- 1x Reolink CX410 (Driveway – License Plate Detection)<text:line-break/> <text:s text:c="2"/>- 1x Reolink CX810 (Front Door)<text:line-break/> <text:s text:c="2"/>- 1x Reolink CX810 (Side Yard – Human Detection, Wide FOV)<text:line-break/> <text:s text:c="2"/>- 1x Reolink CX410 (Backyard or Rear Gate)<text:line-break/>2. PoE Switch:<text:line-break/> <text:s text:c="2"/>- 1x TP-Link TL-SG1218MP (16-port PoE+ Gigabit Switch)<text:line-break/>3. Storage/Control:<text:line-break/> <text:s text:c="2"/>- Existing Cat6 cabling (assumed installed)<text:line-break/> <text:s text:c="2"/>- Synology NAS (DS220+ or higher with Surveillance Station)<text:line-break/> <text:s text:c="2"/>- Home Assistant Yellow (with Frigate or Reolink integration)<text:line-break/></text:p>
      <text:p text:style-name="Heading_20_2">3. Software &amp; Integration</text:p>
      <text:p text:style-name="Standard"><text:line-break/>- Use Synology Surveillance Station for video archiving if NVR is not used.<text:line-break/>- Home Assistant integrations:<text:line-break/> <text:s text:c="2"/>- Reolink Custom Integration for basic camera view and motion triggers.<text:line-break/> <text:s text:c="2"/>- Optional: Frigate + Coral USB TPU for local AI recognition.<text:line-break/>- Add Google TTS integration to Home Assistant for visitor announcements.<text:line-break/></text:p>
      <text:p text:style-name="Heading_20_2">4. Visitor Recognition Automation</text:p>
      <text:p text:style-name="Standard"><text:line-break/>To announce named visitors on Google speakers:<text:line-break/>- Use Frigate or face_recognition via snapshots from Reolink RTSP feeds.<text:line-break/>- Store visitor names in a custom HA entity or face ID database.<text:line-break/>- Set automation in Home Assistant:<text:line-break/> <text:s text:c="2"/>If camera detects a person AND matches face to known visitor,<text:line-break/> <text:s text:c="2"/>THEN trigger a Google TTS message on linked speakers (e.g., “Rick’s here at the front door!”)<text:line-break/></text:p>
      <text:p text:style-name="Heading_20_2">5. Setup Checklist</text:p>
      <text:p text:style-name="P1"><text:line-break/>1. Order all Reolink cameras and PoE switch.<text:line-break/>2. Mount cameras (driveway, front, side yard, backyard).<text:line-break/>3. Connect all cameras to the PoE switch and confirm network access.<text:line-break/>4. Update firmware on all cameras.<text:line-break/>5. Set up Synology Surveillance Station or Home Assistant as recording backend.<text:line-break/>6. Configure motion zones and smart detection in Reolink interface.<text:line-break/>7. Integrate Reolink cameras into Home Assistant.<text:line-break/>8. (Optional) Install Frigate and connect camera streams for AI-based person/vehicle recognition.<text:line-break/>9. Build or import visitor face catalogue.<text:line-break/>10. Write Home Assistant automation to recognize known faces and announce via Google speakers.<text:line-break/>11. Test all alerts, recording triggers, and smart speaker announcement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none"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none"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66091"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tyle="italic" fo:font-weight="bold" style:font-name-asian="Calibri1" style:font-family-asian="Calibri" style:font-family-generic-asian="system" style:font-pitch-asian="variable" style:font-style-asian="italic"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in" fo:margin-bottom="0.2083in" loext:contextual-spacing="fals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normal" style:next-style-name="Standard" style:default-outline-level="" style:class="chapter">
      <style:text-properties fo:color="#4f81bd"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368" meta:character-count="2458" meta:non-whitespace-character-count="2053"/>
    <meta:generator>LibreOfficeDev/6.0.5.2$Linux_X86_64 LibreOffice_project/</meta:generator>
    <meta:user-defined meta:name="AppVersion">14.0000</meta:user-defined>
    <meta:user-defined meta:name="DocSecurity">0</meta:user-defined>
    <meta:user-defined meta:name="HyperlinksChanged">false</meta:user-defined>
    <meta:user-defined meta:name="LinksUpToDate">false</meta:user-defined>
    <meta:user-defined meta:name="ScaleCrop" meta:value-type="string">false</meta:user-defined>
    <meta:user-defined meta:name="ShareDoc" meta:value-type="string">false</meta:user-defined>
  </office:meta>
</office:document-meta>
</file>